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AR PL SungtiL GB" svg:font-family="'AR PL SungtiL GB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6"/><text:span text:style-name="T1">把下列头文件写入实验程序中</text:span></text:p>
      <text:p text:style-name="P1"><text:s text:c="3"/></text:p>
      <text:p text:style-name="P1">#include <text:s/>&lt;stdio.h&gt;</text:p>
      <text:p text:style-name="P1">#include <text:s/>&lt;sys/types.h&gt;</text:p>
      <text:p text:style-name="P1">#include <text:s/>&lt;stdlib.h&gt;</text:p>
      <text:p text:style-name="P1">#include <text:s/>&lt;sys/stat.h&gt;</text:p>
      <text:p text:style-name="P1">#include &lt;fcntl.h&gt;</text:p>
      <text:p text:style-name="P1">#include <text:s/>&lt;error.h&gt;</text:p>
      <text:p text:style-name="P1">#include <text:s/>&lt;wait.h&gt;</text:p>
      <text:p text:style-name="P1">#include <text:s/>&lt;unistd.h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AR PL SungtiL GB" svg:font-family="'AR PL SungtiL GB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AR PL SungtiL GB" style:font-size-asian="12pt" style:language-asian="zh" style:country-asian="CN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xi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xi 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meta:creation-date>2008-04-21T18:26:00</meta:creation-date>
    <dc:date>2008-04-21T18:34:03</dc:date>
    <dc:language>en-US</dc:language>
    <meta:editing-cycles>2</meta:editing-cycles>
    <meta:editing-duration>PT8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26" meta:character-count="181"/>
  </office:meta>
</office:document-meta>
</file>